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3_20-15-34_000.jpg</text:p>
          </table:table-cell>
          <table:table-cell table:style-name="ce34" office:value-type="string">
            <text:p>:m RES 1*1 / free# JVEMV6 68#_MISC / 68. theoretical-physics(tp) / w=~,topics=回転行列：回転後のベクトル：長さは同じか？,other=~,s=~,i=~,doc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:m RES 1*1 / free# JVEMV6 68#_MISC / 68. theoretical-physics(tp) / w=~,topics=回転行列：回転後のベクトル：長さは同じか？,other=~,s=~,i=~,doc=~">
            <text:p>:m RES 1*1 / free# JVEMV6 68#_MISC / 68. theoretical-physics(tp) / w=~,topics=回転行列：回転後のベクトル：長さは同じか？,other=~,s=~,i=~,doc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13_21-08-00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14_01-40-41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14_01-40-57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14_07-56-21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14_09-14-42_000.jpg</text:p>
          </table:table-cell>
          <table:table-cell table:style-name="ce34" office:value-type="string">
            <text:p>:m RES 1*1 / free# JVEMV6 68#_id=SQW6 / 68. theoretical-physics(tp) / w=~,topics=ベクトルと、そのベクトルの逆ベクトル：絶対値は同じか？,other=~,s=~,i=~,doc=~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1 / free# JVEMV6 68#_id=SQW6 / 68. theoretical-physics(tp) / w=~,topics=ベクトルと、そのベクトルの逆ベクトル：絶対値は同じか？,other=~,s=~,i=~,doc=~ ">
            <text:p>:m RES 1*1 / free# JVEMV6 68#_id=SQW6 / 68. theoretical-physics(tp) / w=~,topics=ベクトルと、そのベクトルの逆ベクトル：絶対値は同じか？,other=~,s=~,i=~,doc=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14_17-10-00_000.jpg</text:p>
          </table:table-cell>
          <table:table-cell table:style-name="ce34" office:value-type="string">
            <text:p>:m RES 1*5 / free# JVEMV6 68#_201:1 / 68. theoretical-physics(tp) / w=~,topics=回転行列；ベクトルの回転；ロドリゲスの公式,other=q+:z軸周りの回転を表す行列：これを、x軸周りの回転の行列に変換する、行列,s=~,i=~,doc=r-8-1~6.4#3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1*5 / free# JVEMV6 68#_201:1 / 68. theoretical-physics(tp) / w=~,topics=回転行列；ベクトルの回転；ロドリゲスの公式,other=q+:z軸周りの回転を表す行列：これを、x軸周りの回転の行列に変換する、行列,s=~,i=~,doc=r-8-1~6.4#3">
            <text:p>:m RES 1*5 / free# JVEMV6 68#_201:1 / 68. theoretical-physics(tp) / w=~,topics=回転行列；ベクトルの回転；ロドリゲスの公式,other=q+:z軸周りの回転を表す行列：これを、x軸周りの回転の行列に変換する、行列,s=~,i=~,doc=r-8-1~6.4#3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14_17-10-20_000.jpg</text:p>
          </table:table-cell>
          <table:table-cell table:style-name="ce34" office:value-type="string">
            <text:p>:m RES 2*5 / free# JVEMV6 68#_201:1 / 68. theoretical-physics(tp) / w=~,topics=回転行列；ベクトルの回転；ロドリゲスの公式；射影ベクトル；ベクトルの射影,other=q+:z軸周りの回転を表す行列：これを、x軸周りの回転の行列に変換する、行列；z軸周りから、y軸周りへ,s=~,i=~,doc=r-8-1~6.4#3;r-8-1~8.1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2*5 / free# JVEMV6 68#_201:1 / 68. theoretical-physics(tp) / w=~,topics=回転行列；ベクトルの回転；ロドリゲスの公式；射影ベクトル；ベクトルの射影,other=q+:z軸周りの回転を表す行列：これを、x軸周りの回転の行列に変換する、行列；z軸周りから、y軸周りへ,s=~,i=~,doc=r-8-1~6.4#3;r-8-1~8.1">
            <text:p>:m RES 2*5 / free# JVEMV6 68#_201:1 / 68. theoretical-physics(tp) / w=~,topics=回転行列；ベクトルの回転；ロドリゲスの公式；射影ベクトル；ベクトルの射影,other=q+:z軸周りの回転を表す行列：これを、x軸周りの回転の行列に変換する、行列；z軸周りから、y軸周りへ,s=~,i=~,doc=r-8-1~6.4#3;r-8-1~8.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14_17-11-08_000.jpg</text:p>
          </table:table-cell>
          <table:table-cell table:style-name="ce34" office:value-type="string">
            <text:p>:m RES 3*5 / free# JVEMV6 68#_201:1 / 68. theoretical-physics(tp) / w=~,topics=射影ベクトル；ベクトルの射影；ベクトルの回転；ロドリゲスの公式、導出,other=orig+;orig+,s=~,i=~,doc=r-8-1~8.1;r-8-1~6.6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RES 3*5 / free# JVEMV6 68#_201:1 / 68. theoretical-physics(tp) / w=~,topics=射影ベクトル；ベクトルの射影；ベクトルの回転；ロドリゲスの公式、導出,other=orig+;orig+,s=~,i=~,doc=r-8-1~8.1;r-8-1~6.6">
            <text:p>:m RES 3*5 / free# JVEMV6 68#_201:1 / 68. theoretical-physics(tp) / w=~,topics=射影ベクトル；ベクトルの射影；ベクトルの回転；ロドリゲスの公式、導出,other=orig+;orig+,s=~,i=~,doc=r-8-1~8.1;r-8-1~6.6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14_17-11-24_000.jpg</text:p>
          </table:table-cell>
          <table:table-cell table:style-name="ce34" office:value-type="string">
            <text:p>:m RES 4*5 / free# JVEMV6 68#_201:1 / 68. theoretical-physics(tp) / w=~,topics=射影ベクトル；ベクトルの射影；ベクトルの回転；ロドリゲスの公式、導出,other=orig+;orig+,s=~,i=~,doc=r-8-1~8.1;r-8-1~6.6#1.5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RES 4*5 / free# JVEMV6 68#_201:1 / 68. theoretical-physics(tp) / w=~,topics=射影ベクトル；ベクトルの射影；ベクトルの回転；ロドリゲスの公式、導出,other=orig+;orig+,s=~,i=~,doc=r-8-1~8.1;r-8-1~6.6#1.5">
            <text:p>:m RES 4*5 / free# JVEMV6 68#_201:1 / 68. theoretical-physics(tp) / w=~,topics=射影ベクトル；ベクトルの射影；ベクトルの回転；ロドリゲスの公式、導出,other=orig+;orig+,s=~,i=~,doc=r-8-1~8.1;r-8-1~6.6#1.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14_17-11-50_000.jpg</text:p>
          </table:table-cell>
          <table:table-cell table:style-name="ce34" office:value-type="string">
            <text:p>:m RES 5*5 / free# JVEMV6 68#_201:1 / 68. theoretical-physics(tp) / w=~,topics=射影ベクトル；ベクトルの射影；ベクトルの回転；ロドリゲスの公式、導出,other=orig+:回転行列の分解,s=~,i=~,doc=r-8-1~8.1;r-8-1~6.6#1.5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:m RES 5*5 / free# JVEMV6 68#_201:1 / 68. theoretical-physics(tp) / w=~,topics=射影ベクトル；ベクトルの射影；ベクトルの回転；ロドリゲスの公式、導出,other=orig+:回転行列の分解,s=~,i=~,doc=r-8-1~8.1;r-8-1~6.6#1.5">
            <text:p>:m RES 5*5 / free# JVEMV6 68#_201:1 / 68. theoretical-physics(tp) / w=~,topics=射影ベクトル；ベクトルの射影；ベクトルの回転；ロドリゲスの公式、導出,other=orig+:回転行列の分解,s=~,i=~,doc=r-8-1~8.1;r-8-1~6.6#1.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14_19-04-08_000.jpg</text:p>
          </table:table-cell>
          <table:table-cell table:style-name="ce34" office:value-type="string">
            <text:p>:m :篠笛,shinobue #*# / session-memo / s.1:memo,theme=~,content=~,for=dai-kan:fingering:C?,other=~ \\\ s.2:todays-melody,genr=~,for=~,key=A,tempo=~,R=~,i.f.=~,notes=6`-7`-7`-7`-6`-7`,Re+,other=~ \\\ s.3:todays-melody,genr=~,for=dai-kan:long-breath,key=~,tempo=~,R=~,i.f.=~,notes=4``-4``-7`-6`-4`-6`,Re+,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string" office:string-value=":m :篠笛,shinobue #*# / session-memo / s.1:memo,theme=~,content=~,for=dai-kan:fingering:C?,other=~ \\\ s.2:todays-melody,genr=~,for=~,key=A,tempo=~,R=~,i.f.=~,notes=6`-7`-7`-7`-6`-7`,Re+,other=~ \\\ s.3:todays-melody,genr=~,for=dai-kan:long-breath,key=~,tempo=~,R=~,i.f.=~,notes=4``-4``-7`-6`-4`-6`,Re+,other=~">
            <text:p>:m :篠笛,shinobue #*# / session-memo / s.1:memo,theme=~,content=~,for=dai-kan:fingering:C?,other=~ \\\ s.2:todays-melody,genr=~,for=~,key=A,tempo=~,R=~,i.f.=~,notes=6`-7`-7`-7`-6`-7`,Re+,other=~ \\\ s.3:todays-melody,genr=~,for=dai-kan:long-breath,key=~,tempo=~,R=~,i.f.=~,notes=4``-4``-7`-6`-4`-6`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2022/03/15</text:date>, <text:time>09:1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15T09:19:48.89</dc:date>
    <dc:creator>iwabuchi ken</dc:creator>
    <meta:editing-duration>P44DT3H35M22S</meta:editing-duration>
    <meta:editing-cycles>14734</meta:editing-cycles>
    <meta:document-statistic meta:table-count="2" meta:cell-count="489" meta:object-count="0"/>
    <meta:user-defined meta:name="qrichtext">1</meta:user-defined>
  </office:meta>
</office:document-meta>
</file>